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25" style:family="table-column">
      <style:table-column-properties fo:break-before="auto" style:column-width="3.0016in"/>
    </style:style>
    <style:style style:name="co17" style:family="table-column">
      <style:table-column-properties fo:break-before="auto" style:column-width="0.4854in"/>
    </style:style>
    <style:style style:name="co26" style:family="table-column">
      <style:table-column-properties fo:break-before="auto" style:column-width="0.9035in"/>
    </style:style>
    <style:style style:name="co19" style:family="table-column">
      <style:table-column-properties fo:break-before="auto" style:column-width="0.4638in"/>
    </style:style>
    <style:style style:name="co27" style:family="table-column">
      <style:table-column-properties fo:break-before="auto" style:column-width="0.4102in"/>
    </style:style>
    <style:style style:name="co15" style:family="table-column">
      <style:table-column-properties fo:break-before="auto" style:column-width="0.4965in"/>
    </style:style>
    <style:style style:name="co28" style:family="table-column">
      <style:table-column-properties fo:break-before="auto" style:column-width="0.5283in"/>
    </style:style>
    <style:style style:name="co14" style:family="table-column">
      <style:table-column-properties fo:break-before="auto" style:column-width="0.7646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16" style:family="table-column">
      <style:table-column-properties fo:break-before="auto" style:column-width="0.6035in"/>
    </style:style>
    <style:style style:name="co18" style:family="table-column">
      <style:table-column-properties fo:break-before="auto" style:column-width="0.5181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31" style:family="table-column">
      <style:table-column-properties fo:break-before="auto" style:column-width="0.8681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32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10.0028in"/>
    </style:style>
    <style:style style:name="co34" style:family="table-column">
      <style:table-column-properties fo:break-before="auto" style:column-width="0.6965in"/>
    </style:style>
    <style:style style:name="co35" style:family="table-column">
      <style:table-column-properties fo:break-before="auto" style:column-width="3.2591in"/>
    </style:style>
    <style:style style:name="co36" style:family="table-column">
      <style:table-column-properties fo:break-before="auto" style:column-width="0.8575in"/>
    </style:style>
    <style:style style:name="co37" style:family="table-column">
      <style:table-column-properties fo:break-before="auto" style:column-width="2.4016in"/>
    </style:style>
    <style:style style:name="co44" style:family="table-column">
      <style:table-column-properties fo:break-before="auto" style:column-width="0.707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7" style:family="table-cell" style:parent-style-name="Default">
      <style:table-cell-properties fo:background-color="#000000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ext-properties fo:font-size="10pt" style:font-size-asian="10pt" style:font-size-complex="10pt"/>
    </style:style>
    <style:style style:name="ce70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71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9" style:family="table-cell" style:parent-style-name="Default" style:data-style-name="N37"/>
    <style:style style:name="ce114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115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1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119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9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120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122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23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24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12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128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129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31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32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33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3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37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138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  <style:style style:name="ce40" style:family="table-cell" style:parent-style-name="Default">
      <style:table-cell-properties fo:background-color="#000000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6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62" style:family="table-cell" style:parent-style-name="Default">
      <style:text-properties fo:font-size="10pt" style:font-size-asian="10pt" style:font-size-complex="10pt"/>
    </style:style>
    <style:style style:name="ce68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64" style:family="table-cell" style:parent-style-name="Default" style:data-style-name="N37"/>
    <style:style style:name="ce73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74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1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2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86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8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89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1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9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95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9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99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0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01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0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05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10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1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shamb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hamb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m4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farm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mtown2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table:style-name="ce41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1" table:number-rows-repeated="1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bdshamb, null, 255, null, null, 0, null, null, null =&gt; bdshamb // tbd, cam: shambling mound consistency" calcext:value-type="string">
            <text:p><text:s text:c="2"/>bdshamb, null, 255, null, null, 0, null, null, null =&gt; bdshamb // tbd, cam: shambling mound consistency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bpshamb, 176, 255, null, null, null, null, null, null =&gt; bpshamb // tbd, cam: shambling mound consistency" calcext:value-type="string">
            <text:p><text:s text:c="2"/>bpshamb, 176, 255, null, null, null, null, null, null =&gt; bpshamb // tbd, cam: shambling mound consistency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farm4, null, null, null, null, null, null, farm4, null =&gt; farm4 // tbd, cam: part of dialogue fixes (see mtown2.dlg)" calcext:value-type="string">
            <text:p><text:s text:c="2"/>farm4, null, null, null, null, null, null, farm4, null =&gt; farm4 // tbd, cam: part of dialogue fixes (see mtown2.dlg)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globsham, 176, 255, 7, null, null, null, null, null =&gt; globsham // tbd, cam: shambling mound consistency" calcext:value-type="string">
            <text:p><text:s text:c="2"/>globsham, 176, 255, 7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housg1, null, null, null, null, null, null, housg1, null =&gt; housg1 // tbd, cam: part of dialogue fixes (see housg1.dlg)" calcext:value-type="string">
            <text:p><text:s text:c="2"/>housg1, null, null, null, null, null, null, housg1, null =&gt; housg1 // tbd, cam: part of dialogue fixes (see housg1.dlg)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housg2, null, null, null, null, null, null, housg2, null =&gt; housg2 // tbd, cam: part of dialogue fixes (see housg1.dlg)" calcext:value-type="string">
            <text:p><text:s text:c="2"/>housg2, null, null, null, null, null, null, housg2, null =&gt; housg2 // tbd, cam: part of dialogue fixes (see housg1.dlg)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3];&quot;, &quot;;[$'bg creature'.$B33];&quot;, &quot;;[$'bg creature'.$C33];&quot;, &quot;;[$'bg creature'.$D33];&quot;, &quot;;[$'bg creature'.$E33];&quot;, &quot;;[$'bg creature'.$F33];&quot;, &quot;;[$'bg creature'.$G33];&quot;, &quot;;[$'bg creature'.$H33];&quot;, &quot;;[$'bg creature'.$I33];&quot; =&gt; &quot;;[$'bg creature'.$A33];&quot; // &quot;;[$'bg creature'.$J33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4];&quot;, &quot;;[$'bg creature'.$B34];&quot;, &quot;;[$'bg creature'.$C34];&quot;, &quot;;[$'bg creature'.$D34];&quot;, &quot;;[$'bg creature'.$E34];&quot;, &quot;;[$'bg creature'.$F34];&quot;, &quot;;[$'bg creature'.$G34];&quot;, &quot;;[$'bg creature'.$H34];&quot;, &quot;;[$'bg creature'.$I34];&quot; =&gt; &quot;;[$'bg creature'.$A34];&quot; // &quot;;[$'bg creature'.$J34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5];&quot;, &quot;;[$'bg creature'.$B35];&quot;, &quot;;[$'bg creature'.$C35];&quot;, &quot;;[$'bg creature'.$D35];&quot;, &quot;;[$'bg creature'.$E35];&quot;, &quot;;[$'bg creature'.$F35];&quot;, &quot;;[$'bg creature'.$G35];&quot;, &quot;;[$'bg creature'.$H35];&quot;, &quot;;[$'bg creature'.$I35];&quot; =&gt; &quot;;[$'bg creature'.$A35];&quot; // &quot;;[$'bg creature'.$J35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6];&quot;, &quot;;[$'bg creature'.$B36];&quot;, &quot;;[$'bg creature'.$C36];&quot;, &quot;;[$'bg creature'.$D36];&quot;, &quot;;[$'bg creature'.$E36];&quot;, &quot;;[$'bg creature'.$F36];&quot;, &quot;;[$'bg creature'.$G36];&quot;, &quot;;[$'bg creature'.$H36];&quot;, &quot;;[$'bg creature'.$I36];&quot; =&gt; &quot;;[$'bg creature'.$A36];&quot; // &quot;;[$'bg creature'.$J36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7];&quot;, &quot;;[$'bg creature'.$B37];&quot;, &quot;;[$'bg creature'.$C37];&quot;, &quot;;[$'bg creature'.$D37];&quot;, &quot;;[$'bg creature'.$E37];&quot;, &quot;;[$'bg creature'.$F37];&quot;, &quot;;[$'bg creature'.$G37];&quot;, &quot;;[$'bg creature'.$H37];&quot;, &quot;;[$'bg creature'.$I37];&quot; =&gt; &quot;;[$'bg creature'.$A37];&quot; // &quot;;[$'bg creature'.$J37])" office:value-type="string" office:string-value="  smoundsu, 176, 255, 7, null, null, null, null, null =&gt; smoundsu // tbd, cam: shambling mound consistency" calcext:value-type="string">
            <text:p><text:s text:c="2"/>smoundsu, 176, 255, 7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 creature'.$A38];&quot;, &quot;;[$'bg creature'.$B38];&quot;, &quot;;[$'bg creature'.$C38];&quot;, &quot;;[$'bg creature'.$D38];&quot;, &quot;;[$'bg creature'.$E38];&quot;, &quot;;[$'bg creature'.$F38];&quot;, &quot;;[$'bg creature'.$G38];&quot;, &quot;;[$'bg creature'.$H38];&quot;, &quot;;[$'bg creature'.$I38];&quot; =&gt; &quot;;[$'bg creature'.$A38];&quot; // &quot;;[$'bg creature'.$J38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39];&quot;, &quot;;[$'bg creature'.$B39];&quot;, &quot;;[$'bg creature'.$C39];&quot;, &quot;;[$'bg creature'.$D39];&quot;, &quot;;[$'bg creature'.$E39];&quot;, &quot;;[$'bg creature'.$F39];&quot;, &quot;;[$'bg creature'.$G39];&quot;, &quot;;[$'bg creature'.$H39];&quot;, &quot;;[$'bg creature'.$I39];&quot; =&gt; &quot;;[$'bg creature'.$A39];&quot; // &quot;;[$'bg creature'.$J39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office:forms form:automatic-focus="false" form:apply-design-mode="false"/>
        <table:table-column table:style-name="co14" table:default-cell-style-name="ce57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15" table:default-cell-style-name="ce66"/>
        <table:table-column table:style-name="co18" table:default-cell-style-name="ce66"/>
        <table:table-column table:style-name="co19" table:default-cell-style-name="ce66"/>
        <table:table-column table:style-name="co5" table:default-cell-style-name="ce66"/>
        <table:table-column table:style-name="co2" table:default-cell-style-name="ce66"/>
        <table:table-column table:style-name="co20" table:default-cell-style-name="ce66"/>
        <table:table-column table:style-name="co21" table:default-cell-style-name="ce66"/>
        <table:table-column table:style-name="co8" table:default-cell-style-name="ce66"/>
        <table:table-column table:style-name="co44" table:default-cell-style-name="ce66"/>
        <table:table-column table:style-name="co23" table:default-cell-style-name="ce57"/>
        <table:table-column table:style-name="co12" table:number-columns-repeated="1010" table:default-cell-style-name="ce57"/>
        <table:table-row table:style-name="ro3">
          <table:table-cell table:style-name="ce55" office:value-type="string" calcext:value-type="string">
            <text:p>file</text:p>
          </table:table-cell>
          <table:table-cell table:style-name="ce58" office:value-type="string" calcext:value-type="string">
            <text:p>timing</text:p>
          </table:table-cell>
          <table:table-cell table:style-name="ce58" office:value-type="string" calcext:value-type="string">
            <text:p>magical</text:p>
          </table:table-cell>
          <table:table-cell table:style-name="ce58" office:value-type="string" calcext:value-type="string">
            <text:p>power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weight</text:p>
          </table:table-cell>
          <table:table-cell table:style-name="ce58" office:value-type="string" calcext:value-type="string">
            <text:p>thac0</text:p>
          </table:table-cell>
          <table:table-cell table:style-name="ce58" office:value-type="string" calcext:value-type="string">
            <text:p>lore</text:p>
          </table:table-cell>
          <table:table-cell table:style-name="ce58" office:value-type="string" calcext:value-type="string">
            <text:p>type</text:p>
          </table:table-cell>
          <table:table-cell table:style-name="ce58" office:value-type="string" calcext:value-type="string">
            <text:p>prof</text:p>
          </table:table-cell>
          <table:table-cell table:style-name="ce58" office:value-type="string" calcext:value-type="string">
            <text:p>enchantment</text:p>
          </table:table-cell>
          <table:table-cell table:style-name="ce58" office:value-type="string" calcext:value-type="string">
            <text:p>dispellable</text:p>
          </table:table-cell>
          <table:table-cell table:style-name="ce58" office:value-type="string" calcext:value-type="string">
            <text:p>range</text:p>
          </table:table-cell>
          <table:table-cell table:style-name="ce55" office:value-type="string" calcext:value-type="string">
            <text:p>notes</text:p>
          </table:table-cell>
          <table:table-cell table:style-name="ce68" table:number-columns-repeated="1010"/>
        </table:table-row>
        <table:table-row table:style-name="ro3">
          <table:table-cell table:style-name="ce56" office:value-type="string" calcext:value-type="string">
            <text:p>comps18</text:p>
          </table:table-cell>
          <table:table-cell table:number-columns-repeated="9" table:style-name="ce65" office:value-type="string" calcext:value-type="string">
            <text:p>null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56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critical</text:p>
          </table:table-cell>
          <table:table-cell table:number-columns-repeated="11" table:style-name="ce65" office:value-type="string" calcext:value-type="string">
            <text:p>null</text:p>
          </table:table-cell>
          <table:table-cell table:style-name="ce65" office:value-type="float" office:value="0" calcext:value-type="float">
            <text:p>0</text:p>
          </table:table-cell>
          <table:table-cell table:style-name="ce56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dagg04</text:p>
          </table:table-cell>
          <table:table-cell table:number-columns-repeated="11" table:style-name="ce65" office:value-type="string" calcext:value-type="string">
            <text:p>null</text:p>
          </table:table-cell>
          <table:table-cell table:style-name="ce65" office:value-type="float" office:value="1" calcext:value-type="float">
            <text:p>1</text:p>
          </table:table-cell>
          <table:table-cell table:style-name="ce56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eneblade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9" table:style-name="ce65" office:value-type="string" calcext:value-type="string">
            <text:p>null</text:p>
          </table:table-cell>
          <table:table-cell table:style-name="ce56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fblade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9" table:style-name="ce65" office:value-type="string" calcext:value-type="string">
            <text:p>null</text:p>
          </table:table-cell>
          <table:table-cell table:style-name="ce56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fireseed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9" table:style-name="ce65" office:value-type="string" calcext:value-type="string">
            <text:p>null</text:p>
          </table:table-cell>
          <table:table-cell table:style-name="ce56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gberry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9" table:style-name="ce65" office:value-type="string" calcext:value-type="string">
            <text:p>null</text:p>
          </table:table-cell>
          <table:table-cell table:style-name="ce56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ghoult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9" table:style-name="ce65" office:value-type="string" calcext:value-type="string">
            <text:p>null</text:p>
          </table:table-cell>
          <table:table-cell table:style-name="ce56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harm</text:p>
          </table:table-cell>
          <table:table-cell table:number-columns-repeated="11" table:style-name="ce65" office:value-type="string" calcext:value-type="string">
            <text:p>null</text:p>
          </table:table-cell>
          <table:table-cell table:style-name="ce65" office:value-type="float" office:value="0" calcext:value-type="float">
            <text:p>0</text:p>
          </table:table-cell>
          <table:table-cell table:style-name="ce56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melfmet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9" table:style-name="ce65" office:value-type="string" calcext:value-type="string">
            <text:p>null</text:p>
          </table:table-cell>
          <table:table-cell table:style-name="ce56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misc83</text:p>
          </table:table-cell>
          <table:table-cell table:number-columns-repeated="7" table:style-name="ce65" office:value-type="string" calcext:value-type="string">
            <text:p>null</text:p>
          </table:table-cell>
          <table:table-cell table:style-name="ce65" office:value-type="float" office:value="8" calcext:value-type="float">
            <text:p>8</text:p>
          </table:table-cell>
          <table:table-cell table:number-columns-repeated="4" table:style-name="ce65" office:value-type="string" calcext:value-type="string">
            <text:p>null</text:p>
          </table:table-cell>
          <table:table-cell table:style-name="ce56" office:value-type="string" calcext:value-type="string">
            <text:p>tbd: cam: Changing the ‘Key to the River Plug’ from type: misc to type: key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misc93</text:p>
          </table:table-cell>
          <table:table-cell table:number-columns-repeated="7" table:style-name="ce65" office:value-type="string" calcext:value-type="string">
            <text:p>null</text:p>
          </table:table-cell>
          <table:table-cell table:style-name="ce65" office:value-type="float" office:value="8" calcext:value-type="float">
            <text:p>8</text:p>
          </table:table-cell>
          <table:table-cell table:number-columns-repeated="4" table:style-name="ce65" office:value-type="string" calcext:value-type="string">
            <text:p>null</text:p>
          </table:table-cell>
          <table:table-cell table:style-name="ce56" office:value-type="string" calcext:value-type="string">
            <text:p>tbd: cam: Changing the ‘Odd Looking Key’ from type: misc to type: key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serious</text:p>
          </table:table-cell>
          <table:table-cell table:number-columns-repeated="11" table:style-name="ce65" office:value-type="string" calcext:value-type="string">
            <text:p>null</text:p>
          </table:table-cell>
          <table:table-cell table:style-name="ce65" office:value-type="float" office:value="0" calcext:value-type="float">
            <text:p>0</text:p>
          </table:table-cell>
          <table:table-cell table:style-name="ce56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slaylive</text:p>
          </table:table-cell>
          <table:table-cell table:number-columns-repeated="11" table:style-name="ce65" office:value-type="string" calcext:value-type="string">
            <text:p>null</text:p>
          </table:table-cell>
          <table:table-cell table:style-name="ce65" office:value-type="float" office:value="0" calcext:value-type="float">
            <text:p>0</text:p>
          </table:table-cell>
          <table:table-cell table:style-name="ce56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sw1h18</text:p>
          </table:table-cell>
          <table:table-cell table:number-columns-repeated="9" table:style-name="ce65" office:value-type="string" calcext:value-type="string">
            <text:p>null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62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wand02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9" table:style-name="ce65" office:value-type="string" calcext:value-type="string">
            <text:p>null</text:p>
          </table:table-cell>
          <table:table-cell table:style-name="ce62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wand03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9" table:style-name="ce65" office:value-type="string" calcext:value-type="string">
            <text:p>null</text:p>
          </table:table-cell>
          <table:table-cell table:style-name="ce62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wand08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9" table:style-name="ce65" office:value-type="string" calcext:value-type="string">
            <text:p>null</text:p>
          </table:table-cell>
          <table:table-cell table:style-name="ce62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wand12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9" table:style-name="ce65" office:value-type="string" calcext:value-type="string">
            <text:p>null</text:p>
          </table:table-cell>
          <table:table-cell table:style-name="ce62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43">
          <table:table-cell table:style-name="ce56"/>
          <table:table-cell table:style-name="ce65" table:number-columns-repeated="12"/>
          <table:table-cell table:style-name="ce56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56"/>
          <table:table-cell table:style-name="ce65" table:number-columns-repeated="12"/>
          <table:table-cell table:style-name="ce56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A20:'bg item'.AMJ1048576 'bg item'.O14:'bg item'.AMJ17 'bg item'.A14:'bg item'.M19 'bg item'.O18:'bg item'.AMJ18 'bg item'.N19:'bg item'.AMJ19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office:forms form:automatic-focus="false" form:apply-design-mode="false"/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misc83, null, null, null, null, null, null, null, 8, null, null, null, null =&gt; misc83 // tbd: cam: Changing the ‘Key to the River Plug’ from type: misc to type: key" calcext:value-type="string">
            <text:p><text:s text:c="2"/>misc83, null, null, null, null, null, null, null, 8, null, null, null, null =&gt; misc83 // tbd: cam: Changing the ‘Key to the River Plug’ from type: misc to type: key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misc93, null, null, null, null, null, null, null, 8, null, null, null, null =&gt; misc93 // tbd: cam: Changing the ‘Odd Looking Key’ from type: misc to type: key" calcext:value-type="string">
            <text:p><text:s text:c="2"/>misc93, null, null, null, null, null, null, null, 8, null, null, null, null =&gt; misc93 // tbd: cam: Changing the ‘Odd Looking Key’ from type: misc to type: key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9];&quot;, &quot;;[$'bg item'.$B19];&quot;, &quot;;[$'bg item'.$C19];&quot;, &quot;;[$'bg item'.$D19];&quot;, &quot;;[$'bg item'.$E19];&quot;, &quot;;[$'bg item'.$F19];&quot;, &quot;;[$'bg item'.$G19];&quot;, &quot;;[$'bg item'.$H19];&quot;, &quot;;[$'bg item'.$I19];&quot;, &quot;;[$'bg item'.$J19];&quot;, &quot;;[$'bg item'.$K19];&quot;, &quot;;[$'bg item'.$L19];&quot;, &quot;;[$'bg item'.$M19];&quot; =&gt; &quot;;[$'bg item'.$A19];&quot; // &quot;;[$'bg item'.$N19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0];&quot;, &quot;;[$'bg item'.$B20];&quot;, &quot;;[$'bg item'.$C20];&quot;, &quot;;[$'bg item'.$D20];&quot;, &quot;;[$'bg item'.$E20];&quot;, &quot;;[$'bg item'.$F20];&quot;, &quot;;[$'bg item'.$G20];&quot;, &quot;;[$'bg item'.$H20];&quot;, &quot;;[$'bg item'.$I20];&quot;, &quot;;[$'bg item'.$J20];&quot;, &quot;;[$'bg item'.$K20];&quot;, &quot;;[$'bg item'.$L20];&quot;, &quot;;[$'bg item'.$M20];&quot; =&gt; &quot;;[$'bg item'.$A20];&quot; // &quot;;[$'bg item'.$N20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79">
          <table:table-cell/>
        </table:table-row>
        <table:table-row table:style-name="ro3">
          <table:table-cell table:style-name="ce64"/>
        </table:table-row>
      </table:table>
      <table:table table:name="bg spell" table:style-name="ta1">
        <table:table-column table:style-name="co25" table:default-cell-style-name="ce74"/>
        <table:table-column table:style-name="co17" table:default-cell-style-name="ce77"/>
        <table:table-column table:style-name="co26" table:default-cell-style-name="ce77"/>
        <table:table-column table:style-name="co19" table:default-cell-style-name="ce77"/>
        <table:table-column table:style-name="co27" table:default-cell-style-name="ce77"/>
        <table:table-column table:style-name="co1" table:default-cell-style-name="ce77"/>
        <table:table-column table:style-name="co15" table:default-cell-style-name="ce77"/>
        <table:table-column table:style-name="co19" table:default-cell-style-name="ce77"/>
        <table:table-column table:style-name="co7" table:default-cell-style-name="ce77"/>
        <table:table-column table:style-name="co28" table:default-cell-style-name="ce77"/>
        <table:table-column table:style-name="co14" table:default-cell-style-name="ce77"/>
        <table:table-column table:style-name="co2" table:default-cell-style-name="ce77"/>
        <table:table-column table:style-name="co29" table:default-cell-style-name="ce62"/>
        <table:table-column table:style-name="co12" table:number-columns-repeated="1011" table:default-cell-style-name="ce62"/>
        <table:table-row table:style-name="ro3">
          <table:table-cell table:style-name="ce73" office:value-type="string" calcext:value-type="string">
            <text:p>file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resist_dispel</text:p>
          </table:table-cell>
          <table:table-cell table:style-name="ce76" office:value-type="string" calcext:value-type="string">
            <text:p>stack</text:p>
          </table:table-cell>
          <table:table-cell table:style-name="ce76" office:value-type="string" calcext:value-type="string">
            <text:p>level</text:p>
          </table:table-cell>
          <table:table-cell table:style-name="ce76" office:value-type="string" calcext:value-type="string">
            <text:p>wild_magic</text:p>
          </table:table-cell>
          <table:table-cell table:style-name="ce76" office:value-type="string" calcext:value-type="string">
            <text:p>speed</text:p>
          </table:table-cell>
          <table:table-cell table:style-name="ce76" office:value-type="string" calcext:value-type="string">
            <text:p>range</text:p>
          </table:table-cell>
          <table:table-cell table:style-name="ce76" office:value-type="string" calcext:value-type="string">
            <text:p>animation</text:p>
          </table:table-cell>
          <table:table-cell table:style-name="ce76" office:value-type="string" calcext:value-type="string">
            <text:p>school</text:p>
          </table:table-cell>
          <table:table-cell table:style-name="ce76" office:value-type="string" calcext:value-type="string">
            <text:p>secondary</text:p>
          </table:table-cell>
          <table:table-cell table:style-name="ce76" office:value-type="string" calcext:value-type="string">
            <text:p>type</text:p>
          </table:table-cell>
          <table:table-cell table:style-name="ce73" office:value-type="string" calcext:value-type="string">
            <text:p>notes</text:p>
          </table:table-cell>
          <table:table-cell table:style-name="ce73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table:style-name="ce75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9];&quot;~, &quot;;[$'bg spell'.$B39];&quot;, &quot;;[$'bg spell'.$C39];&quot;, &quot;;[$'bg spell'.$D39];&quot;, &quot;;[$'bg spell'.$E39];&quot;, &quot;;[$'bg spell'.$F39];&quot;, &quot;;[$'bg spell'.$G39];&quot;, &quot;;[$'bg spell'.$H39];&quot;, &quot;;[$'bg spell'.$I39];&quot;, &quot;;[$'bg spell'.$J39];&quot;, &quot;;[$'bg spell'.$K39];&quot;, &quot;;[$'bg spell'.$L39];&quot; =&gt; ~&quot;;[$'bg spell'.$A39];&quot;~ // &quot;;[$'bg spell'.$M39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0];&quot;~, &quot;;[$'bg spell'.$B40];&quot;, &quot;;[$'bg spell'.$C40];&quot;, &quot;;[$'bg spell'.$D40];&quot;, &quot;;[$'bg spell'.$E40];&quot;, &quot;;[$'bg spell'.$F40];&quot;, &quot;;[$'bg spell'.$G40];&quot;, &quot;;[$'bg spell'.$H40];&quot;, &quot;;[$'bg spell'.$I40];&quot;, &quot;;[$'bg spell'.$J40];&quot;, &quot;;[$'bg spell'.$K40];&quot;, &quot;;[$'bg spell'.$L40];&quot; =&gt; ~&quot;;[$'bg spell'.$A40];&quot;~ // &quot;;[$'bg spell'.$M40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41];&quot;~, &quot;;[$'bg spell'.$B41];&quot;, &quot;;[$'bg spell'.$C41];&quot;, &quot;;[$'bg spell'.$D41];&quot;, &quot;;[$'bg spell'.$E41];&quot;, &quot;;[$'bg spell'.$F41];&quot;, &quot;;[$'bg spell'.$G41];&quot;, &quot;;[$'bg spell'.$H41];&quot;, &quot;;[$'bg spell'.$I41];&quot;, &quot;;[$'bg spell'.$J41];&quot;, &quot;;[$'bg spell'.$K41];&quot;, &quot;;[$'bg spell'.$L41];&quot; =&gt; ~&quot;;[$'bg spell'.$A41];&quot;~ // &quot;;[$'bg spell'.$M41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58">
          <table:table-cell/>
        </table:table-row>
        <table:table-row table:style-name="ro3">
          <table:table-cell table:style-name="ce64"/>
        </table:table-row>
      </table:table>
      <table:table table:name="bg2 creature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1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mhydr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watg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nd2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ound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wat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dugoth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ur-gothoz fixes (cornugon &gt; glabrezu animation) <text:s/>[multipart fix, see eefixpack/files/tph/tbd_bg2ee_urgothoz.tph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mound01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elemhydr, null, 219, null, null, null, null, null, null =&gt; elemhydr // tbd, cam (from MiH): water elementals should use ELEMENTAL_WATER as their class" calcext:value-type="string">
            <text:p><text:s text:c="2"/>elemhydr, null, 219, null, null, null, null, null, null =&gt; elemhydr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elwatg01, null, 219, null, null, null, null, null, null =&gt; elwatg01 // tbd, cam (from MiH): water elementals should use ELEMENTAL_WATER as their class" calcext:value-type="string">
            <text:p><text:s text:c="2"/>elwatg01, null, 219, null, null, null, null, null, null =&gt; elwatg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globsham, 176, 255, 5, null, null, null, null, null =&gt; globsham // tbd, cam: shambling mound consistency" calcext:value-type="string">
            <text:p><text:s text:c="2"/>globsham, 176, 255, 5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hgmnd2, 176, 255, null, null, 0, null, null, null =&gt; hgmnd2 // tbd, cam: shambling mound consistency" calcext:value-type="string">
            <text:p><text:s text:c="2"/>hgmnd2, 176, 255, null, null, 0, null, null, null =&gt; hgmnd2 // tbd, cam: shambling mound consistency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hgmound, 176, 255, null, null, 0, null, null, null =&gt; hgmound // tbd, cam: shambling mound consistency" calcext:value-type="string">
            <text:p><text:s text:c="2"/>hgmound, 176, 255, null, null, 0, null, null, null =&gt; hgmound // tbd, cam: shambling mound consistency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9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9];&quot; // &quot;;[$'bg2 creature'.$J19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mazzy9, null, null, null, null, null, null, null, 0x40000000 =&gt; mazzy9 // tbd, cam (from jmerry): joinable NPCs should have proper trueclass kit values" calcext:value-type="string">
            <text:p><text:s text:c="2"/>mazzy9, null, null, null, null, null, null, null, 0x40000000 =&gt; mazzy9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4];&quot;, &quot;;[$'bg2 creature'.$B24];&quot;, &quot;;[$'bg2 creature'.$C24];&quot;, &quot;;[$'bg2 creature'.$D24];&quot;, &quot;;[$'bg2 creature'.$E24];&quot;, &quot;;[$'bg2 creature'.$F24];&quot;, &quot;;[$'bg2 creature'.$G24];&quot;, &quot;;[$'bg2 creature'.$H24];&quot;, &quot;;[$'bg2 creature'.$I24];&quot; =&gt; &quot;;[$'bg2 creature'.$A24];&quot; // &quot;;[$'bg2 creature'.$J24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5];&quot;, &quot;;[$'bg2 creature'.$B25];&quot;, &quot;;[$'bg2 creature'.$C25];&quot;, &quot;;[$'bg2 creature'.$D25];&quot;, &quot;;[$'bg2 creature'.$E25];&quot;, &quot;;[$'bg2 creature'.$F25];&quot;, &quot;;[$'bg2 creature'.$G25];&quot;, &quot;;[$'bg2 creature'.$H25];&quot;, &quot;;[$'bg2 creature'.$I25];&quot; =&gt; &quot;;[$'bg2 creature'.$A25];&quot; // &quot;;[$'bg2 creature'.$J25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26];&quot;, &quot;;[$'bg2 creature'.$B26];&quot;, &quot;;[$'bg2 creature'.$C26];&quot;, &quot;;[$'bg2 creature'.$D26];&quot;, &quot;;[$'bg2 creature'.$E26];&quot;, &quot;;[$'bg2 creature'.$F26];&quot;, &quot;;[$'bg2 creature'.$G26];&quot;, &quot;;[$'bg2 creature'.$H26];&quot;, &quot;;[$'bg2 creature'.$I26];&quot; =&gt; &quot;;[$'bg2 creature'.$A26];&quot; // &quot;;[$'bg2 creature'.$J26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27];&quot;, &quot;;[$'bg2 creature'.$B27];&quot;, &quot;;[$'bg2 creature'.$C27];&quot;, &quot;;[$'bg2 creature'.$D27];&quot;, &quot;;[$'bg2 creature'.$E27];&quot;, &quot;;[$'bg2 creature'.$F27];&quot;, &quot;;[$'bg2 creature'.$G27];&quot;, &quot;;[$'bg2 creature'.$H27];&quot;, &quot;;[$'bg2 creature'.$I27];&quot; =&gt; &quot;;[$'bg2 creature'.$A27];&quot; // &quot;;[$'bg2 creature'.$J27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28];&quot;, &quot;;[$'bg2 creature'.$B28];&quot;, &quot;;[$'bg2 creature'.$C28];&quot;, &quot;;[$'bg2 creature'.$D28];&quot;, &quot;;[$'bg2 creature'.$E28];&quot;, &quot;;[$'bg2 creature'.$F28];&quot;, &quot;;[$'bg2 creature'.$G28];&quot;, &quot;;[$'bg2 creature'.$H28];&quot;, &quot;;[$'bg2 creature'.$I28];&quot; =&gt; &quot;;[$'bg2 creature'.$A28];&quot; // &quot;;[$'bg2 creature'.$J28])" office:value-type="string" office:string-value="  ohbwat01, null, 219, null, null, null, null, null, null =&gt; ohbwat01 // tbd, cam (from MiH): water elementals should use ELEMENTAL_WATER as their class" calcext:value-type="string">
            <text:p><text:s text:c="2"/>ohbwat01, null, 219, null, null, null, null, null, null =&gt; ohbwat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29];&quot;, &quot;;[$'bg2 creature'.$B29];&quot;, &quot;;[$'bg2 creature'.$C29];&quot;, &quot;;[$'bg2 creature'.$D29];&quot;, &quot;;[$'bg2 creature'.$E29];&quot;, &quot;;[$'bg2 creature'.$F29];&quot;, &quot;;[$'bg2 creature'.$G29];&quot;, &quot;;[$'bg2 creature'.$H29];&quot;, &quot;;[$'bg2 creature'.$I29];&quot; =&gt; &quot;;[$'bg2 creature'.$A29];&quot; // &quot;;[$'bg2 creature'.$J29])" office:value-type="string" office:string-value="  ohdugoth, null, null, null, null, null, 57585, null, null =&gt; ohdugoth // tbd, cam: ur-gothoz fixes (cornugon &gt; glabrezu animation)  [multipart fix, see eefixpack/files/tph/tbd_bg2ee_urgothoz.tph]" calcext:value-type="string">
            <text:p><text:s text:c="2"/>ohdugoth, null, null, null, null, null, 57585, null, null =&gt; ohdugoth // tbd, cam: ur-gothoz fixes (cornugon &gt; glabrezu animation) <text:s/>[multipart fix, see eefixpack/files/tph/tbd_bg2ee_urgothoz.tph]</text:p>
          </table:table-cell>
        </table:table-row>
        <table:table-row table:style-name="ro3">
          <table:table-cell table:formula="of:=CONCATENATE(&quot;  &quot;;[$'bg2 creature'.$A30];&quot;, &quot;;[$'bg2 creature'.$B30];&quot;, &quot;;[$'bg2 creature'.$C30];&quot;, &quot;;[$'bg2 creature'.$D30];&quot;, &quot;;[$'bg2 creature'.$E30];&quot;, &quot;;[$'bg2 creature'.$F30];&quot;, &quot;;[$'bg2 creature'.$G30];&quot;, &quot;;[$'bg2 creature'.$H30];&quot;, &quot;;[$'bg2 creature'.$I30];&quot; =&gt; &quot;;[$'bg2 creature'.$A30];&quot; // &quot;;[$'bg2 creature'.$J30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1];&quot;, &quot;;[$'bg2 creature'.$B31];&quot;, &quot;;[$'bg2 creature'.$C31];&quot;, &quot;;[$'bg2 creature'.$D31];&quot;, &quot;;[$'bg2 creature'.$E31];&quot;, &quot;;[$'bg2 creature'.$F31];&quot;, &quot;;[$'bg2 creature'.$G31];&quot;, &quot;;[$'bg2 creature'.$H31];&quot;, &quot;;[$'bg2 creature'.$I31];&quot; =&gt; &quot;;[$'bg2 creature'.$A31];&quot; // &quot;;[$'bg2 creature'.$J31])" office:value-type="string" office:string-value="  smound01, 176, 255, null, null, 0, null, null, null =&gt; smound01 // tbd, cam: shambling mound consistency" calcext:value-type="string">
            <text:p><text:s text:c="2"/>smound01, 176, 255, null, null, 0, null, null, null =&gt; smound01 // tbd, cam: shambling mound consistency</text:p>
          </table:table-cell>
        </table:table-row>
        <table:table-row table:style-name="ro3">
          <table:table-cell table:formula="of:=CONCATENATE(&quot;  &quot;;[$'bg2 creature'.$A32];&quot;, &quot;;[$'bg2 creature'.$B32];&quot;, &quot;;[$'bg2 creature'.$C32];&quot;, &quot;;[$'bg2 creature'.$D32];&quot;, &quot;;[$'bg2 creature'.$E32];&quot;, &quot;;[$'bg2 creature'.$F32];&quot;, &quot;;[$'bg2 creature'.$G32];&quot;, &quot;;[$'bg2 creature'.$H32];&quot;, &quot;;[$'bg2 creature'.$I32];&quot; =&gt; &quot;;[$'bg2 creature'.$A32];&quot; // &quot;;[$'bg2 creature'.$J32])" office:value-type="string" office:string-value="  smoundsu, 176, 255, null, null, null, null, null, null =&gt; smoundsu // tbd, cam: shambling mound consistency" calcext:value-type="string">
            <text:p><text:s text:c="2"/>smoundsu, 176, 255, null, null, null, null, null, null =&gt; smoundsu // tbd, cam: shambling mound consistency</text:p>
          </table:table-cell>
        </table:table-row>
      </table:table>
      <table:table table:name="bg2 item" table:style-name="ta1">
        <office:forms form:automatic-focus="false" form:apply-design-mode="false"/>
        <table:table-column table:style-name="co14" table:default-cell-style-name="ce82"/>
        <table:table-column table:style-name="co15" table:default-cell-style-name="ce85"/>
        <table:table-column table:style-name="co16" table:default-cell-style-name="ce85"/>
        <table:table-column table:style-name="co17" table:default-cell-style-name="ce85"/>
        <table:table-column table:style-name="co15" table:default-cell-style-name="ce85"/>
        <table:table-column table:style-name="co18" table:default-cell-style-name="ce85"/>
        <table:table-column table:style-name="co19" table:default-cell-style-name="ce85"/>
        <table:table-column table:style-name="co5" table:default-cell-style-name="ce85"/>
        <table:table-column table:style-name="co2" table:default-cell-style-name="ce85"/>
        <table:table-column table:style-name="co20" table:default-cell-style-name="ce85"/>
        <table:table-column table:style-name="co21" table:default-cell-style-name="ce85"/>
        <table:table-column table:style-name="co8" table:default-cell-style-name="ce85"/>
        <table:table-column table:style-name="co31" table:default-cell-style-name="ce85"/>
        <table:table-column table:style-name="co23" table:default-cell-style-name="ce82"/>
        <table:table-column table:style-name="co12" table:number-columns-repeated="1010" table:default-cell-style-name="ce82"/>
        <table:table-row table:style-name="ro3">
          <table:table-cell table:style-name="ce78" office:value-type="string" calcext:value-type="string">
            <text:p>file</text:p>
          </table:table-cell>
          <table:table-cell table:style-name="ce83" office:value-type="string" calcext:value-type="string">
            <text:p>timing</text:p>
          </table:table-cell>
          <table:table-cell table:style-name="ce83" office:value-type="string" calcext:value-type="string">
            <text:p>magical</text:p>
          </table:table-cell>
          <table:table-cell table:style-name="ce83" office:value-type="string" calcext:value-type="string">
            <text:p>power</text:p>
          </table:table-cell>
          <table:table-cell table:style-name="ce83" office:value-type="string" calcext:value-type="string">
            <text:p>speed</text:p>
          </table:table-cell>
          <table:table-cell table:style-name="ce83" office:value-type="string" calcext:value-type="string">
            <text:p>weight</text:p>
          </table:table-cell>
          <table:table-cell table:style-name="ce83" office:value-type="string" calcext:value-type="string">
            <text:p>thac0</text:p>
          </table:table-cell>
          <table:table-cell table:style-name="ce83" office:value-type="string" calcext:value-type="string">
            <text:p>lore</text:p>
          </table:table-cell>
          <table:table-cell table:style-name="ce83" office:value-type="string" calcext:value-type="string">
            <text:p>type</text:p>
          </table:table-cell>
          <table:table-cell table:style-name="ce83" office:value-type="string" calcext:value-type="string">
            <text:p>prof</text:p>
          </table:table-cell>
          <table:table-cell table:style-name="ce83" office:value-type="string" calcext:value-type="string">
            <text:p>enchantment</text:p>
          </table:table-cell>
          <table:table-cell table:style-name="ce83" office:value-type="string" calcext:value-type="string">
            <text:p>dispellable</text:p>
          </table:table-cell>
          <table:table-cell table:style-name="ce83" office:value-type="string" calcext:value-type="string">
            <text:p>range</text:p>
          </table:table-cell>
          <table:table-cell table:style-name="ce78" office:value-type="string" calcext:value-type="string">
            <text:p>notes</text:p>
          </table:table-cell>
          <table:table-cell table:style-name="ce86" table:number-columns-repeated="1010"/>
        </table:table-row>
        <table:table-row table:style-name="ro3">
          <table:table-cell table:style-name="ce81" office:value-type="string" calcext:value-type="string">
            <text:p>aegis</text:p>
          </table:table-cell>
          <table:table-cell table:number-columns-repeated="9" table:style-name="ce84" office:value-type="string" calcext:value-type="string">
            <text:p>null</text:p>
          </table:table-cell>
          <table:table-cell table:style-name="ce84" office:value-type="float" office:value="3" calcext:value-type="float">
            <text:p>3</text:p>
          </table:table-cell>
          <table:table-cell table:number-columns-repeated="2" table:style-name="ce84" office:value-type="string" calcext:value-type="string">
            <text:p>null</text:p>
          </table:table-cell>
          <table:table-cell table:style-name="ce81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81" office:value-type="string" calcext:value-type="string">
            <text:p>aegis2</text:p>
          </table:table-cell>
          <table:table-cell table:number-columns-repeated="9" table:style-name="ce84" office:value-type="string" calcext:value-type="string">
            <text:p>null</text:p>
          </table:table-cell>
          <table:table-cell table:style-name="ce84" office:value-type="float" office:value="3" calcext:value-type="float">
            <text:p>3</text:p>
          </table:table-cell>
          <table:table-cell table:number-columns-repeated="2" table:style-name="ce84" office:value-type="string" calcext:value-type="string">
            <text:p>null</text:p>
          </table:table-cell>
          <table:table-cell table:style-name="ce81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81" office:value-type="string" calcext:value-type="string">
            <text:p>critical</text:p>
          </table:table-cell>
          <table:table-cell table:number-columns-repeated="11" table:style-name="ce84" office:value-type="string" calcext:value-type="string">
            <text:p>null</text:p>
          </table:table-cell>
          <table:table-cell table:style-name="ce84" office:value-type="float" office:value="0" calcext:value-type="float">
            <text:p>0</text:p>
          </table:table-cell>
          <table:table-cell table:style-name="ce81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81" office:value-type="string" calcext:value-type="string">
            <text:p>eneblade</text:p>
          </table:table-cell>
          <table:table-cell table:number-columns-repeated="2" table:style-name="ce84" office:value-type="string" calcext:value-type="string">
            <text:p>null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9" table:style-name="ce84" office:value-type="string" calcext:value-type="string">
            <text:p>null</text:p>
          </table:table-cell>
          <table:table-cell table:style-name="ce81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81" office:value-type="string" calcext:value-type="string">
            <text:p>fblade</text:p>
          </table:table-cell>
          <table:table-cell table:number-columns-repeated="2" table:style-name="ce84" office:value-type="string" calcext:value-type="string">
            <text:p>null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9" table:style-name="ce84" office:value-type="string" calcext:value-type="string">
            <text:p>null</text:p>
          </table:table-cell>
          <table:table-cell table:style-name="ce81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81" office:value-type="string" calcext:value-type="string">
            <text:p>fireseed</text:p>
          </table:table-cell>
          <table:table-cell table:number-columns-repeated="2" table:style-name="ce84" office:value-type="string" calcext:value-type="string">
            <text:p>null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9" table:style-name="ce84" office:value-type="string" calcext:value-type="string">
            <text:p>null</text:p>
          </table:table-cell>
          <table:table-cell table:style-name="ce81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81" office:value-type="string" calcext:value-type="string">
            <text:p>gberry</text:p>
          </table:table-cell>
          <table:table-cell table:number-columns-repeated="2" table:style-name="ce84" office:value-type="string" calcext:value-type="string">
            <text:p>null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9" table:style-name="ce84" office:value-type="string" calcext:value-type="string">
            <text:p>null</text:p>
          </table:table-cell>
          <table:table-cell table:style-name="ce81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81" office:value-type="string" calcext:value-type="string">
            <text:p>ghoult</text:p>
          </table:table-cell>
          <table:table-cell table:number-columns-repeated="2" table:style-name="ce84" office:value-type="string" calcext:value-type="string">
            <text:p>null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9" table:style-name="ce84" office:value-type="string" calcext:value-type="string">
            <text:p>null</text:p>
          </table:table-cell>
          <table:table-cell table:style-name="ce62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81" office:value-type="string" calcext:value-type="string">
            <text:p>harm</text:p>
          </table:table-cell>
          <table:table-cell table:number-columns-repeated="11" table:style-name="ce84" office:value-type="string" calcext:value-type="string">
            <text:p>null</text:p>
          </table:table-cell>
          <table:table-cell table:style-name="ce84" office:value-type="float" office:value="0" calcext:value-type="float">
            <text:p>0</text:p>
          </table:table-cell>
          <table:table-cell table:style-name="ce6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81" office:value-type="string" calcext:value-type="string">
            <text:p>melfmet</text:p>
          </table:table-cell>
          <table:table-cell table:number-columns-repeated="2" table:style-name="ce84" office:value-type="string" calcext:value-type="string">
            <text:p>null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9" table:style-name="ce84" office:value-type="string" calcext:value-type="string">
            <text:p>null</text:p>
          </table:table-cell>
          <table:table-cell table:style-name="ce62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81" office:value-type="string" calcext:value-type="string">
            <text:p>serious</text:p>
          </table:table-cell>
          <table:table-cell table:number-columns-repeated="11" table:style-name="ce84" office:value-type="string" calcext:value-type="string">
            <text:p>null</text:p>
          </table:table-cell>
          <table:table-cell table:style-name="ce84" office:value-type="float" office:value="0" calcext:value-type="float">
            <text:p>0</text:p>
          </table:table-cell>
          <table:table-cell table:style-name="ce6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81" office:value-type="string" calcext:value-type="string">
            <text:p>slaylive</text:p>
          </table:table-cell>
          <table:table-cell table:number-columns-repeated="11" table:style-name="ce84" office:value-type="string" calcext:value-type="string">
            <text:p>null</text:p>
          </table:table-cell>
          <table:table-cell table:style-name="ce84" office:value-type="float" office:value="0" calcext:value-type="float">
            <text:p>0</text:p>
          </table:table-cell>
          <table:table-cell table:style-name="ce62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 table:number-rows-repeated="50">
          <table:table-cell table:style-name="ce81"/>
          <table:table-cell table:style-name="ce84" table:number-columns-repeated="12"/>
          <table:table-cell table:style-name="ce81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81"/>
          <table:table-cell table:style-name="ce84" table:number-columns-repeated="12"/>
          <table:table-cell table:style-name="ce81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14:'bg2 item'.N1048576 'bg2 item'.A9:'bg2 item'.M13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 table:number-rows-repeated="586">
          <table:table-cell/>
        </table:table-row>
        <table:table-row table:style-name="ro3">
          <table:table-cell table:style-name="ce64"/>
        </table:table-row>
      </table:table>
      <table:table table:name="bg2 spell" table:style-name="ta1">
        <table:table-column table:style-name="co32" table:default-cell-style-name="ce87"/>
        <table:table-column table:style-name="co17" table:default-cell-style-name="ce77"/>
        <table:table-column table:style-name="co26" table:default-cell-style-name="ce77"/>
        <table:table-column table:style-name="co19" table:default-cell-style-name="ce77"/>
        <table:table-column table:style-name="co27" table:default-cell-style-name="ce77"/>
        <table:table-column table:style-name="co1" table:default-cell-style-name="ce77"/>
        <table:table-column table:style-name="co15" table:default-cell-style-name="ce77"/>
        <table:table-column table:style-name="co19" table:default-cell-style-name="ce77"/>
        <table:table-column table:style-name="co7" table:default-cell-style-name="ce77"/>
        <table:table-column table:style-name="co28" table:default-cell-style-name="ce77"/>
        <table:table-column table:style-name="co14" table:default-cell-style-name="ce77"/>
        <table:table-column table:style-name="co2" table:default-cell-style-name="ce77"/>
        <table:table-column table:style-name="co33" table:default-cell-style-name="ce62"/>
        <table:table-column table:style-name="co12" table:number-columns-repeated="1011" table:default-cell-style-name="ce62"/>
        <table:table-row table:style-name="ro3">
          <table:table-cell table:style-name="ce73" office:value-type="string" calcext:value-type="string">
            <text:p>file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resist_dispel</text:p>
          </table:table-cell>
          <table:table-cell table:style-name="ce76" office:value-type="string" calcext:value-type="string">
            <text:p>stack</text:p>
          </table:table-cell>
          <table:table-cell table:style-name="ce76" office:value-type="string" calcext:value-type="string">
            <text:p>level</text:p>
          </table:table-cell>
          <table:table-cell table:style-name="ce76" office:value-type="string" calcext:value-type="string">
            <text:p>wild_magic</text:p>
          </table:table-cell>
          <table:table-cell table:style-name="ce76" office:value-type="string" calcext:value-type="string">
            <text:p>speed</text:p>
          </table:table-cell>
          <table:table-cell table:style-name="ce76" office:value-type="string" calcext:value-type="string">
            <text:p>range</text:p>
          </table:table-cell>
          <table:table-cell table:style-name="ce76" office:value-type="string" calcext:value-type="string">
            <text:p>animation</text:p>
          </table:table-cell>
          <table:table-cell table:style-name="ce76" office:value-type="string" calcext:value-type="string">
            <text:p>school</text:p>
          </table:table-cell>
          <table:table-cell table:style-name="ce76" office:value-type="string" calcext:value-type="string">
            <text:p>secondary</text:p>
          </table:table-cell>
          <table:table-cell table:style-name="ce76" office:value-type="string" calcext:value-type="string">
            <text:p>type</text:p>
          </table:table-cell>
          <table:table-cell table:style-name="ce73" office:value-type="string" calcext:value-type="string">
            <text:p>notes</text:p>
          </table:table-cell>
          <table:table-cell table:style-name="ce73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5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1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4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6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 sppr5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7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6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5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6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1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8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8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2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95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 (spwi117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 spwi2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 spwi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 spwi6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 spwi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table:style-name="ce88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table:style-name="ce62"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59:'bg2 spell'.A1048576 'bg2 spell'.A2:'bg2 spell'.A57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 sppr502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 sppr502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 sppr103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 sppr103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 sppr315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 sppr315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 sppr401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 sppr401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 sppr607" calcext:value-type="string">
            <text:p><text:s text:c="2"/>~%CLERIC_HEAL%~, null, 2, null, null, null, null, 0, null, null, null, null =&gt; ~%CLERIC_HEAL%~ // luke: healing spells should be 0 range, not dispellable (from files/tph/luke/cure_wounds.tph) sppr607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 sppr417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 sppr417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 sppr514" calcext:value-type="string">
            <text:p><text:s text:c="2"/>~%CLERIC_MASS_CURE%~, null, 2, null, null, null, null, null, null, null, null, null =&gt; ~%CLERIC_MASS_CURE%~ // luke: healing spells should not be dispellable (from files/tph/luke/cure_wounds.tph) sppr514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 sppr713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 sppr713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 sppr608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 sppr608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 sppr511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 sppr511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 spin773" calcext:value-type="string">
            <text:p><text:s text:c="2"/>~%EVIL_LAYONHANDS%~, null, 2, null, null, null, null, 0, null, null, null, null =&gt; ~%EVIL_LAYONHANDS%~ // luke: healing spells should be 0 range, not dispellable (from files/tph/luke/cure_wounds.tph) spin773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 spin711" calcext:value-type="string">
            <text:p><text:s text:c="2"/>~%FINAL_HEAL%~, null, 2, null, null, null, null, 0, null, null, null, null =&gt; ~%FINAL_HEAL%~ // luke: healing spells should be 0 range, not dispellable (from files/tph/luke/cure_wounds.tph) spin711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 spin679" calcext:value-type="string">
            <text:p><text:s text:c="2"/>~%HEAL_NO_VISUAL%~, null, 2, null, null, null, null, 0, null, null, null, null =&gt; ~%HEAL_NO_VISUAL%~ // luke: healing spells should be 0 range, not dispellable (from files/tph/luke/cure_wounds.tph) spin679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 spin101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 spin101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 spin827" calcext:value-type="string">
            <text:p><text:s text:c="2"/>~%MAZZY_LAY%~, null, 2, null, null, null, null, 0, null, null, null, null =&gt; ~%MAZZY_LAY%~ // luke: healing spells should be 0 range, not dispellable (from files/tph/luke/cure_wounds.tph) spin827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 spcl815" calcext:value-type="string">
            <text:p><text:s text:c="2"/>~%MONK_LAY_ON_HANDS%~, null, 2, null, null, null, null, 0, null, null, null, null =&gt; ~%MONK_LAY_ON_HANDS%~ // luke: healing spells should be 0 range, not dispellable (from files/tph/luke/cure_wounds.tph) spcl815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 spcl211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 spcl211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 spin958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 spin958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 (spwi117a)" calcext:value-type="string">
            <text:p><text:s text:c="2"/>~%WIZARD_CHILL_TOUCH%a~, 0, null, null, null, null, null, null, null, null, null, null =&gt; ~%WIZARD_CHILL_TOUCH%a~ // luke: Chill Touch – should not interact with spell protections (spwi117a)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 spwi223" calcext:value-type="string">
            <text:p><text:s text:c="2"/>~%WIZARD_DEAFNESS%~, null, 1, null, null, null, null, null, null, null, null, null =&gt; ~%WIZARD_DEAFNESS%~ // luke: Deafness – should not bypass Magic Resistance spwi223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 spwi711" calcext:value-type="string">
            <text:p><text:s text:c="2"/>~%WIZARD_SPHERE_OF_CHAOS%~, null, 1, null, null, null, null, null, null, null, null, null =&gt; ~%WIZARD_SPHERE_OF_CHAOS%~ // luke: Sphere of Chaos – make sure all effects are subjected to Magic Resistance spwi711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 spwi625" calcext:value-type="string">
            <text:p><text:s text:c="2"/>~%WIZARD_STONE_TO_FLESH%~, null, 2, null, null, null, null, null, null, null, null, null =&gt; ~%WIZARD_STONE_TO_FLESH%~ // luke: Stone to Flesh – make sure all effects bypass Magic Resistance spwi625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 spwi315" calcext:value-type="string">
            <text:p><text:s text:c="2"/>~%WIZARD_WRAITH_FORM%~, null, 3, null, null, null, null, null, null, null, null, null =&gt; ~%WIZARD_WRAITH_FORM%~ // luke: Wraithform – make sure all limited effects are dispellable spwi315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6];&quot;~, &quot;;[$'bg2 spell'.$B56];&quot;, &quot;;[$'bg2 spell'.$C56];&quot;, &quot;;[$'bg2 spell'.$D56];&quot;, &quot;;[$'bg2 spell'.$E56];&quot;, &quot;;[$'bg2 spell'.$F56];&quot;, &quot;;[$'bg2 spell'.$G56];&quot;, &quot;;[$'bg2 spell'.$H56];&quot;, &quot;;[$'bg2 spell'.$I56];&quot;, &quot;;[$'bg2 spell'.$J56];&quot;, &quot;;[$'bg2 spell'.$K56];&quot;, &quot;;[$'bg2 spell'.$L56];&quot; =&gt; ~&quot;;[$'bg2 spell'.$A56];&quot;~ // &quot;;[$'bg2 spell'.$M56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7];&quot;~, &quot;;[$'bg2 spell'.$B57];&quot;, &quot;;[$'bg2 spell'.$C57];&quot;, &quot;;[$'bg2 spell'.$D57];&quot;, &quot;;[$'bg2 spell'.$E57];&quot;, &quot;;[$'bg2 spell'.$F57];&quot;, &quot;;[$'bg2 spell'.$G57];&quot;, &quot;;[$'bg2 spell'.$H57];&quot;, &quot;;[$'bg2 spell'.$I57];&quot;, &quot;;[$'bg2 spell'.$J57];&quot;, &quot;;[$'bg2 spell'.$K57];&quot;, &quot;;[$'bg2 spell'.$L57];&quot; =&gt; ~&quot;;[$'bg2 spell'.$A57];&quot;~ // &quot;;[$'bg2 spell'.$M57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8];&quot;~, &quot;;[$'bg2 spell'.$B58];&quot;, &quot;;[$'bg2 spell'.$C58];&quot;, &quot;;[$'bg2 spell'.$D58];&quot;, &quot;;[$'bg2 spell'.$E58];&quot;, &quot;;[$'bg2 spell'.$F58];&quot;, &quot;;[$'bg2 spell'.$G58];&quot;, &quot;;[$'bg2 spell'.$H58];&quot;, &quot;;[$'bg2 spell'.$I58];&quot;, &quot;;[$'bg2 spell'.$J58];&quot;, &quot;;[$'bg2 spell'.$K58];&quot;, &quot;;[$'bg2 spell'.$L58];&quot; =&gt; ~&quot;;[$'bg2 spell'.$A58];&quot;~ // &quot;;[$'bg2 spell'.$M58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41">
          <table:table-cell/>
        </table:table-row>
        <table:table-row table:style-name="ro3">
          <table:table-cell table:style-name="ce64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1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</table:table>
      <table:table table:name="iwd item" table:style-name="ta1">
        <office:forms form:automatic-focus="false" form:apply-design-mode="false"/>
        <table:table-column table:style-name="co14" table:default-cell-style-name="ce91"/>
        <table:table-column table:style-name="co15" table:default-cell-style-name="ce94"/>
        <table:table-column table:style-name="co16" table:default-cell-style-name="ce94"/>
        <table:table-column table:style-name="co17" table:default-cell-style-name="ce94"/>
        <table:table-column table:style-name="co15" table:default-cell-style-name="ce94"/>
        <table:table-column table:style-name="co18" table:default-cell-style-name="ce94"/>
        <table:table-column table:style-name="co19" table:default-cell-style-name="ce94"/>
        <table:table-column table:style-name="co5" table:default-cell-style-name="ce94"/>
        <table:table-column table:style-name="co2" table:default-cell-style-name="ce94"/>
        <table:table-column table:style-name="co20" table:default-cell-style-name="ce94"/>
        <table:table-column table:style-name="co21" table:default-cell-style-name="ce94"/>
        <table:table-column table:style-name="co8" table:default-cell-style-name="ce94"/>
        <table:table-column table:style-name="co34" table:default-cell-style-name="ce94"/>
        <table:table-column table:style-name="co23" table:default-cell-style-name="ce91"/>
        <table:table-column table:style-name="co12" table:number-columns-repeated="1010" table:default-cell-style-name="ce91"/>
        <table:table-row table:style-name="ro3">
          <table:table-cell table:style-name="ce89" office:value-type="string" calcext:value-type="string">
            <text:p>file</text:p>
          </table:table-cell>
          <table:table-cell table:style-name="ce92" office:value-type="string" calcext:value-type="string">
            <text:p>timing</text:p>
          </table:table-cell>
          <table:table-cell table:style-name="ce92" office:value-type="string" calcext:value-type="string">
            <text:p>magical</text:p>
          </table:table-cell>
          <table:table-cell table:style-name="ce92" office:value-type="string" calcext:value-type="string">
            <text:p>power</text:p>
          </table:table-cell>
          <table:table-cell table:style-name="ce92" office:value-type="string" calcext:value-type="string">
            <text:p>speed</text:p>
          </table:table-cell>
          <table:table-cell table:style-name="ce92" office:value-type="string" calcext:value-type="string">
            <text:p>weight</text:p>
          </table:table-cell>
          <table:table-cell table:style-name="ce92" office:value-type="string" calcext:value-type="string">
            <text:p>thac0</text:p>
          </table:table-cell>
          <table:table-cell table:style-name="ce92" office:value-type="string" calcext:value-type="string">
            <text:p>lore</text:p>
          </table:table-cell>
          <table:table-cell table:style-name="ce92" office:value-type="string" calcext:value-type="string">
            <text:p>type</text:p>
          </table:table-cell>
          <table:table-cell table:style-name="ce92" office:value-type="string" calcext:value-type="string">
            <text:p>prof</text:p>
          </table:table-cell>
          <table:table-cell table:style-name="ce92" office:value-type="string" calcext:value-type="string">
            <text:p>enchantment</text:p>
          </table:table-cell>
          <table:table-cell table:style-name="ce92" office:value-type="string" calcext:value-type="string">
            <text:p>dispellable</text:p>
          </table:table-cell>
          <table:table-cell table:style-name="ce92" office:value-type="string" calcext:value-type="string">
            <text:p>range</text:p>
          </table:table-cell>
          <table:table-cell table:style-name="ce89" office:value-type="string" calcext:value-type="string">
            <text:p>notes</text:p>
          </table:table-cell>
          <table:table-cell table:style-name="ce95" table:number-columns-repeated="1010"/>
        </table:table-row>
        <table:table-row table:style-name="ro3" table:number-rows-repeated="62">
          <table:table-cell table:style-name="ce90"/>
          <table:table-cell table:style-name="ce93" table:number-columns-repeated="12"/>
          <table:table-cell table:style-name="ce90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90"/>
          <table:table-cell table:style-name="ce93" table:number-columns-repeated="12"/>
          <table:table-cell table:style-name="ce90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64"/>
        </table:table-row>
      </table:table>
      <table:table table:name="iwd spell" table:style-name="ta1">
        <table:table-column table:style-name="co35" table:default-cell-style-name="ce96"/>
        <table:table-column table:style-name="co17" table:default-cell-style-name="ce77"/>
        <table:table-column table:style-name="co26" table:default-cell-style-name="ce77"/>
        <table:table-column table:style-name="co19" table:default-cell-style-name="ce77"/>
        <table:table-column table:style-name="co27" table:default-cell-style-name="ce77"/>
        <table:table-column table:style-name="co1" table:default-cell-style-name="ce77"/>
        <table:table-column table:style-name="co15" table:default-cell-style-name="ce77"/>
        <table:table-column table:style-name="co19" table:default-cell-style-name="ce77"/>
        <table:table-column table:style-name="co7" table:default-cell-style-name="ce77"/>
        <table:table-column table:style-name="co28" table:default-cell-style-name="ce77"/>
        <table:table-column table:style-name="co14" table:default-cell-style-name="ce77"/>
        <table:table-column table:style-name="co2" table:default-cell-style-name="ce77"/>
        <table:table-column table:style-name="co29" table:default-cell-style-name="ce62"/>
        <table:table-column table:style-name="co12" table:number-columns-repeated="1011" table:default-cell-style-name="ce62"/>
        <table:table-row table:style-name="ro3">
          <table:table-cell table:style-name="ce73" office:value-type="string" calcext:value-type="string">
            <text:p>file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resist_dispel</text:p>
          </table:table-cell>
          <table:table-cell table:style-name="ce76" office:value-type="string" calcext:value-type="string">
            <text:p>stack</text:p>
          </table:table-cell>
          <table:table-cell table:style-name="ce76" office:value-type="string" calcext:value-type="string">
            <text:p>level</text:p>
          </table:table-cell>
          <table:table-cell table:style-name="ce76" office:value-type="string" calcext:value-type="string">
            <text:p>wild_magic</text:p>
          </table:table-cell>
          <table:table-cell table:style-name="ce76" office:value-type="string" calcext:value-type="string">
            <text:p>speed</text:p>
          </table:table-cell>
          <table:table-cell table:style-name="ce76" office:value-type="string" calcext:value-type="string">
            <text:p>range</text:p>
          </table:table-cell>
          <table:table-cell table:style-name="ce76" office:value-type="string" calcext:value-type="string">
            <text:p>animation</text:p>
          </table:table-cell>
          <table:table-cell table:style-name="ce76" office:value-type="string" calcext:value-type="string">
            <text:p>school</text:p>
          </table:table-cell>
          <table:table-cell table:style-name="ce76" office:value-type="string" calcext:value-type="string">
            <text:p>secondary</text:p>
          </table:table-cell>
          <table:table-cell table:style-name="ce76" office:value-type="string" calcext:value-type="string">
            <text:p>type</text:p>
          </table:table-cell>
          <table:table-cell table:style-name="ce73" office:value-type="string" calcext:value-type="string">
            <text:p>notes</text:p>
          </table:table-cell>
          <table:table-cell table:style-name="ce73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4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64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Default"/>
        <table:table-column table:style-name="co11" table:default-cell-style-name="ce45"/>
        <table:table-column table:style-name="co12" table:number-columns-repeated="1013" table:default-cell-style-name="ce45"/>
        <table:table-row table:style-name="ro1">
          <table:table-cell table:style-name="ce40" office:value-type="string" calcext:value-type="string">
            <text:p>file</text:p>
          </table:table-cell>
          <table:table-cell table:style-name="ce42" office:value-type="string" calcext:value-type="string">
            <text:p>race</text:p>
          </table:table-cell>
          <table:table-cell table:style-name="ce42" office:value-type="string" calcext:value-type="string">
            <text:p>class</text:p>
          </table:table-cell>
          <table:table-cell table:style-name="ce42" office:value-type="string" calcext:value-type="string">
            <text:p>general</text:p>
          </table:table-cell>
          <table:table-cell table:style-name="ce42" office:value-type="string" calcext:value-type="string">
            <text:p>sex</text:p>
          </table:table-cell>
          <table:table-cell table:style-name="ce42" office:value-type="string" calcext:value-type="string">
            <text:p>gender</text:p>
          </table:table-cell>
          <table:table-cell table:style-name="ce42" office:value-type="string" calcext:value-type="string">
            <text:p>animation</text:p>
          </table:table-cell>
          <table:table-cell table:style-name="ce42" office:value-type="string" calcext:value-type="string">
            <text:p>dv</text:p>
          </table:table-cell>
          <table:table-cell table:style-name="ce42" office:value-type="string" calcext:value-type="string">
            <text:p>kit</text:p>
          </table:table-cell>
          <table:table-cell table:style-name="ce40" office:value-type="string" calcext:value-type="string">
            <text:p>notes</text:p>
          </table:table-cell>
          <table:table-cell table:style-name="ce44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4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office:forms form:automatic-focus="false" form:apply-design-mode="false"/>
        <table:table-column table:style-name="co14" table:default-cell-style-name="ce101"/>
        <table:table-column table:style-name="co15" table:default-cell-style-name="ce104"/>
        <table:table-column table:style-name="co16" table:default-cell-style-name="ce104"/>
        <table:table-column table:style-name="co17" table:default-cell-style-name="ce104"/>
        <table:table-column table:style-name="co15" table:default-cell-style-name="ce104"/>
        <table:table-column table:style-name="co18" table:default-cell-style-name="ce104"/>
        <table:table-column table:style-name="co19" table:default-cell-style-name="ce104"/>
        <table:table-column table:style-name="co5" table:default-cell-style-name="ce104"/>
        <table:table-column table:style-name="co2" table:default-cell-style-name="ce104"/>
        <table:table-column table:style-name="co20" table:default-cell-style-name="ce104"/>
        <table:table-column table:style-name="co21" table:default-cell-style-name="ce104"/>
        <table:table-column table:style-name="co8" table:default-cell-style-name="ce104"/>
        <table:table-column table:style-name="co36" table:default-cell-style-name="ce104"/>
        <table:table-column table:style-name="co23" table:default-cell-style-name="ce101"/>
        <table:table-column table:style-name="co12" table:number-columns-repeated="1010" table:default-cell-style-name="ce101"/>
        <table:table-row table:style-name="ro3">
          <table:table-cell table:style-name="ce99" office:value-type="string" calcext:value-type="string">
            <text:p>file</text:p>
          </table:table-cell>
          <table:table-cell table:style-name="ce102" office:value-type="string" calcext:value-type="string">
            <text:p>timing</text:p>
          </table:table-cell>
          <table:table-cell table:style-name="ce102" office:value-type="string" calcext:value-type="string">
            <text:p>magical</text:p>
          </table:table-cell>
          <table:table-cell table:style-name="ce102" office:value-type="string" calcext:value-type="string">
            <text:p>power</text:p>
          </table:table-cell>
          <table:table-cell table:style-name="ce102" office:value-type="string" calcext:value-type="string">
            <text:p>speed</text:p>
          </table:table-cell>
          <table:table-cell table:style-name="ce102" office:value-type="string" calcext:value-type="string">
            <text:p>weight</text:p>
          </table:table-cell>
          <table:table-cell table:style-name="ce102" office:value-type="string" calcext:value-type="string">
            <text:p>thac0</text:p>
          </table:table-cell>
          <table:table-cell table:style-name="ce102" office:value-type="string" calcext:value-type="string">
            <text:p>lore</text:p>
          </table:table-cell>
          <table:table-cell table:style-name="ce102" office:value-type="string" calcext:value-type="string">
            <text:p>type</text:p>
          </table:table-cell>
          <table:table-cell table:style-name="ce102" office:value-type="string" calcext:value-type="string">
            <text:p>prof</text:p>
          </table:table-cell>
          <table:table-cell table:style-name="ce102" office:value-type="string" calcext:value-type="string">
            <text:p>enchantment</text:p>
          </table:table-cell>
          <table:table-cell table:style-name="ce102" office:value-type="string" calcext:value-type="string">
            <text:p>dispellable</text:p>
          </table:table-cell>
          <table:table-cell table:style-name="ce102" office:value-type="string" calcext:value-type="string">
            <text:p>range</text:p>
          </table:table-cell>
          <table:table-cell table:style-name="ce99" office:value-type="string" calcext:value-type="string">
            <text:p>notes</text:p>
          </table:table-cell>
          <table:table-cell table:style-name="ce105" table:number-columns-repeated="1010"/>
        </table:table-row>
        <table:table-row table:style-name="ro3" table:number-rows-repeated="62">
          <table:table-cell table:style-name="ce100"/>
          <table:table-cell table:style-name="ce103" table:number-columns-repeated="12"/>
          <table:table-cell table:style-name="ce100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100"/>
          <table:table-cell table:style-name="ce103" table:number-columns-repeated="12"/>
          <table:table-cell table:style-name="ce100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64"/>
        </table:table-row>
      </table:table>
      <table:table table:name="pst spell" table:style-name="ta1">
        <table:table-column table:style-name="co37" table:default-cell-style-name="ce106"/>
        <table:table-column table:style-name="co17" table:default-cell-style-name="ce77"/>
        <table:table-column table:style-name="co26" table:default-cell-style-name="ce77"/>
        <table:table-column table:style-name="co19" table:default-cell-style-name="ce77"/>
        <table:table-column table:style-name="co27" table:default-cell-style-name="ce77"/>
        <table:table-column table:style-name="co1" table:default-cell-style-name="ce77"/>
        <table:table-column table:style-name="co15" table:default-cell-style-name="ce77"/>
        <table:table-column table:style-name="co19" table:default-cell-style-name="ce77"/>
        <table:table-column table:style-name="co7" table:default-cell-style-name="ce77"/>
        <table:table-column table:style-name="co28" table:default-cell-style-name="ce77"/>
        <table:table-column table:style-name="co14" table:default-cell-style-name="ce77"/>
        <table:table-column table:style-name="co2" table:default-cell-style-name="ce77"/>
        <table:table-column table:style-name="co29" table:default-cell-style-name="ce62"/>
        <table:table-column table:style-name="co12" table:number-columns-repeated="1011" table:default-cell-style-name="ce62"/>
        <table:table-row table:style-name="ro3">
          <table:table-cell table:style-name="ce73" office:value-type="string" calcext:value-type="string">
            <text:p>file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resist_dispel</text:p>
          </table:table-cell>
          <table:table-cell table:style-name="ce76" office:value-type="string" calcext:value-type="string">
            <text:p>stack</text:p>
          </table:table-cell>
          <table:table-cell table:style-name="ce76" office:value-type="string" calcext:value-type="string">
            <text:p>level</text:p>
          </table:table-cell>
          <table:table-cell table:style-name="ce76" office:value-type="string" calcext:value-type="string">
            <text:p>wild_magic</text:p>
          </table:table-cell>
          <table:table-cell table:style-name="ce76" office:value-type="string" calcext:value-type="string">
            <text:p>speed</text:p>
          </table:table-cell>
          <table:table-cell table:style-name="ce76" office:value-type="string" calcext:value-type="string">
            <text:p>range</text:p>
          </table:table-cell>
          <table:table-cell table:style-name="ce76" office:value-type="string" calcext:value-type="string">
            <text:p>animation</text:p>
          </table:table-cell>
          <table:table-cell table:style-name="ce76" office:value-type="string" calcext:value-type="string">
            <text:p>school</text:p>
          </table:table-cell>
          <table:table-cell table:style-name="ce76" office:value-type="string" calcext:value-type="string">
            <text:p>secondary</text:p>
          </table:table-cell>
          <table:table-cell table:style-name="ce76" office:value-type="string" calcext:value-type="string">
            <text:p>type</text:p>
          </table:table-cell>
          <table:table-cell table:style-name="ce73" office:value-type="string" calcext:value-type="string">
            <text:p>notes</text:p>
          </table:table-cell>
          <table:table-cell table:style-name="ce73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64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7" table:target-range-address="'bg2 cre_array'.A1:'bg2 cre_array'.AMJ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 style:data-style-name="N2" text:time-value="08:03:06.81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2-16T08:08:26.195000000</dc:date>
    <meta:editing-duration>P4DT12H43M25S</meta:editing-duration>
    <meta:editing-cycles>112</meta:editing-cycles>
    <meta:generator>LibreOffice/7.2.1.2$Windows_X86_64 LibreOffice_project/87b77fad49947c1441b67c559c339af8f3517e22</meta:generator>
    <meta:document-statistic meta:table-count="24" meta:cell-count="4302" meta:object-count="0"/>
  </office:meta>
</office:document-meta>
</file>